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table:number-columns-repeated="2"/>
          <table:table-cell table:style-name="ce13" table:formula="of:=[.F68]+[.E69]" office:value-type="float" office:value="4093.31" calcext:value-type="float">
            <text:p>4093</text:p>
          </table:table-cell>
          <table:table-cell/>
          <table:table-cell table:style-name="ce13" table:formula="of:=[.H68]+[.G69]" office:value-type="float" office:value="27759" calcext:value-type="float">
            <text:p>2775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3173.00365" calcext:value-type="currency">
            <text:p>3 173,00 €</text:p>
          </table:table-cell>
          <table:table-cell table:style-name="ce19" table:formula="of:=[.A69]*budgetjour-[.O69]" office:value-type="currency" office:currency="EUR" office:value="226.996349999999" calcext:value-type="currency">
            <text:p>2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4093.31" calcext:value-type="float">
            <text:p>4093</text:p>
          </table:table-cell>
          <table:table-cell/>
          <table:table-cell table:style-name="ce13" table:formula="of:=[.H69]+[.G70]" office:value-type="float" office:value="27759" calcext:value-type="float">
            <text:p>2775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3173.00365" calcext:value-type="currency">
            <text:p>3 173,00 €</text:p>
          </table:table-cell>
          <table:table-cell table:style-name="ce19" table:formula="of:=[.A70]*budgetjour-[.O70]" office:value-type="currency" office:currency="EUR" office:value="276.996349999999" calcext:value-type="currency">
            <text:p>2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4093.31" calcext:value-type="float">
            <text:p>4093</text:p>
          </table:table-cell>
          <table:table-cell/>
          <table:table-cell table:style-name="ce13" table:formula="of:=[.H70]+[.G71]" office:value-type="float" office:value="27759" calcext:value-type="float">
            <text:p>2775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3173.00365" calcext:value-type="currency">
            <text:p>3 173,00 €</text:p>
          </table:table-cell>
          <table:table-cell table:style-name="ce19" table:formula="of:=[.A71]*budgetjour-[.O71]" office:value-type="currency" office:currency="EUR" office:value="326.996349999999" calcext:value-type="currency">
            <text:p>3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4093.31" calcext:value-type="float">
            <text:p>4093</text:p>
          </table:table-cell>
          <table:table-cell/>
          <table:table-cell table:style-name="ce13" table:formula="of:=[.H71]+[.G72]" office:value-type="float" office:value="27759" calcext:value-type="float">
            <text:p>2775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3173.00365" calcext:value-type="currency">
            <text:p>3 173,00 €</text:p>
          </table:table-cell>
          <table:table-cell table:style-name="ce19" table:formula="of:=[.A72]*budgetjour-[.O72]" office:value-type="currency" office:currency="EUR" office:value="376.996349999999" calcext:value-type="currency">
            <text:p>3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4093.31" calcext:value-type="float">
            <text:p>4093</text:p>
          </table:table-cell>
          <table:table-cell/>
          <table:table-cell table:style-name="ce13" table:formula="of:=[.H72]+[.G73]" office:value-type="float" office:value="27759" calcext:value-type="float">
            <text:p>2775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3173.00365" calcext:value-type="currency">
            <text:p>3 173,00 €</text:p>
          </table:table-cell>
          <table:table-cell table:style-name="ce19" table:formula="of:=[.A73]*budgetjour-[.O73]" office:value-type="currency" office:currency="EUR" office:value="426.996349999999" calcext:value-type="currency">
            <text:p>4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4093.31" calcext:value-type="float">
            <text:p>4093</text:p>
          </table:table-cell>
          <table:table-cell/>
          <table:table-cell table:style-name="ce13" table:formula="of:=[.H73]+[.G74]" office:value-type="float" office:value="27759" calcext:value-type="float">
            <text:p>2775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3173.00365" calcext:value-type="currency">
            <text:p>3 173,00 €</text:p>
          </table:table-cell>
          <table:table-cell table:style-name="ce19" table:formula="of:=[.A74]*budgetjour-[.O74]" office:value-type="currency" office:currency="EUR" office:value="476.996349999999" calcext:value-type="currency">
            <text:p>4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4093.31" calcext:value-type="float">
            <text:p>4093</text:p>
          </table:table-cell>
          <table:table-cell/>
          <table:table-cell table:style-name="ce13" table:formula="of:=[.H74]+[.G75]" office:value-type="float" office:value="27759" calcext:value-type="float">
            <text:p>2775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173.00365" calcext:value-type="currency">
            <text:p>3 173,00 €</text:p>
          </table:table-cell>
          <table:table-cell table:style-name="ce19" table:formula="of:=[.A75]*budgetjour-[.O75]" office:value-type="currency" office:currency="EUR" office:value="526.996349999999" calcext:value-type="currency">
            <text:p>5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093.31" calcext:value-type="float">
            <text:p>4093</text:p>
          </table:table-cell>
          <table:table-cell/>
          <table:table-cell table:style-name="ce13" table:formula="of:=[.H75]+[.G76]" office:value-type="float" office:value="27759" calcext:value-type="float">
            <text:p>2775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173.00365" calcext:value-type="currency">
            <text:p>3 173,00 €</text:p>
          </table:table-cell>
          <table:table-cell table:style-name="ce19" table:formula="of:=[.A76]*budgetjour-[.O76]" office:value-type="currency" office:currency="EUR" office:value="576.996349999999" calcext:value-type="currency">
            <text:p>5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093.31" calcext:value-type="float">
            <text:p>4093</text:p>
          </table:table-cell>
          <table:table-cell/>
          <table:table-cell table:style-name="ce13" table:formula="of:=[.H76]+[.G77]" office:value-type="float" office:value="27759" calcext:value-type="float">
            <text:p>2775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173.00365" calcext:value-type="currency">
            <text:p>3 173,00 €</text:p>
          </table:table-cell>
          <table:table-cell table:style-name="ce19" table:formula="of:=[.A77]*budgetjour-[.O77]" office:value-type="currency" office:currency="EUR" office:value="626.996349999999" calcext:value-type="currency">
            <text:p>6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093.31" calcext:value-type="float">
            <text:p>4093</text:p>
          </table:table-cell>
          <table:table-cell/>
          <table:table-cell table:style-name="ce13" table:formula="of:=[.H77]+[.G78]" office:value-type="float" office:value="27759" calcext:value-type="float">
            <text:p>2775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173.00365" calcext:value-type="currency">
            <text:p>3 173,00 €</text:p>
          </table:table-cell>
          <table:table-cell table:style-name="ce19" table:formula="of:=[.A78]*budgetjour-[.O78]" office:value-type="currency" office:currency="EUR" office:value="676.996349999999" calcext:value-type="currency">
            <text:p>6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093.31" calcext:value-type="float">
            <text:p>4093</text:p>
          </table:table-cell>
          <table:table-cell/>
          <table:table-cell table:style-name="ce13" table:formula="of:=[.H78]+[.G79]" office:value-type="float" office:value="27759" calcext:value-type="float">
            <text:p>2775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173.00365" calcext:value-type="currency">
            <text:p>3 173,00 €</text:p>
          </table:table-cell>
          <table:table-cell table:style-name="ce19" table:formula="of:=[.A79]*budgetjour-[.O79]" office:value-type="currency" office:currency="EUR" office:value="726.996349999999" calcext:value-type="currency">
            <text:p>7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093.31" calcext:value-type="float">
            <text:p>4093</text:p>
          </table:table-cell>
          <table:table-cell/>
          <table:table-cell table:style-name="ce13" table:formula="of:=[.H79]+[.G80]" office:value-type="float" office:value="27759" calcext:value-type="float">
            <text:p>2775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173.00365" calcext:value-type="currency">
            <text:p>3 173,00 €</text:p>
          </table:table-cell>
          <table:table-cell table:style-name="ce19" table:formula="of:=[.A80]*budgetjour-[.O80]" office:value-type="currency" office:currency="EUR" office:value="776.996349999999" calcext:value-type="currency">
            <text:p>7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093.31" calcext:value-type="float">
            <text:p>4093</text:p>
          </table:table-cell>
          <table:table-cell/>
          <table:table-cell table:style-name="ce13" table:formula="of:=[.H80]+[.G81]" office:value-type="float" office:value="27759" calcext:value-type="float">
            <text:p>2775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173.00365" calcext:value-type="currency">
            <text:p>3 173,00 €</text:p>
          </table:table-cell>
          <table:table-cell table:style-name="ce19" table:formula="of:=[.A81]*budgetjour-[.O81]" office:value-type="currency" office:currency="EUR" office:value="826.996349999999" calcext:value-type="currency">
            <text:p>8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093.31" calcext:value-type="float">
            <text:p>4093</text:p>
          </table:table-cell>
          <table:table-cell/>
          <table:table-cell table:style-name="ce13" table:formula="of:=[.H81]+[.G82]" office:value-type="float" office:value="27759" calcext:value-type="float">
            <text:p>2775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173.00365" calcext:value-type="currency">
            <text:p>3 173,00 €</text:p>
          </table:table-cell>
          <table:table-cell table:style-name="ce19" table:formula="of:=[.A82]*budgetjour-[.O82]" office:value-type="currency" office:currency="EUR" office:value="876.996349999999" calcext:value-type="currency">
            <text:p>8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093.31" calcext:value-type="float">
            <text:p>4093</text:p>
          </table:table-cell>
          <table:table-cell/>
          <table:table-cell table:style-name="ce13" table:formula="of:=[.H82]+[.G83]" office:value-type="float" office:value="27759" calcext:value-type="float">
            <text:p>2775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173.00365" calcext:value-type="currency">
            <text:p>3 173,00 €</text:p>
          </table:table-cell>
          <table:table-cell table:style-name="ce19" table:formula="of:=[.A83]*budgetjour-[.O83]" office:value-type="currency" office:currency="EUR" office:value="926.996349999999" calcext:value-type="currency">
            <text:p>9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093.31" calcext:value-type="float">
            <text:p>4093</text:p>
          </table:table-cell>
          <table:table-cell/>
          <table:table-cell table:style-name="ce13" table:formula="of:=[.H83]+[.G84]" office:value-type="float" office:value="27759" calcext:value-type="float">
            <text:p>2775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173.00365" calcext:value-type="currency">
            <text:p>3 173,00 €</text:p>
          </table:table-cell>
          <table:table-cell table:style-name="ce19" table:formula="of:=[.A84]*budgetjour-[.O84]" office:value-type="currency" office:currency="EUR" office:value="976.996349999999" calcext:value-type="currency">
            <text:p>9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093.31" calcext:value-type="float">
            <text:p>4093</text:p>
          </table:table-cell>
          <table:table-cell/>
          <table:table-cell table:style-name="ce13" table:formula="of:=[.H84]+[.G85]" office:value-type="float" office:value="27759" calcext:value-type="float">
            <text:p>2775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173.00365" calcext:value-type="currency">
            <text:p>3 173,00 €</text:p>
          </table:table-cell>
          <table:table-cell table:style-name="ce19" table:formula="of:=[.A85]*budgetjour-[.O85]" office:value-type="currency" office:currency="EUR" office:value="1026.99635" calcext:value-type="currency">
            <text:p>1 0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093.31" calcext:value-type="float">
            <text:p>4093</text:p>
          </table:table-cell>
          <table:table-cell/>
          <table:table-cell table:style-name="ce13" table:formula="of:=[.H85]+[.G86]" office:value-type="float" office:value="27759" calcext:value-type="float">
            <text:p>2775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173.00365" calcext:value-type="currency">
            <text:p>3 173,00 €</text:p>
          </table:table-cell>
          <table:table-cell table:style-name="ce19" table:formula="of:=[.A86]*budgetjour-[.O86]" office:value-type="currency" office:currency="EUR" office:value="1076.99635" calcext:value-type="currency">
            <text:p>1 0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093.31" calcext:value-type="float">
            <text:p>4093</text:p>
          </table:table-cell>
          <table:table-cell/>
          <table:table-cell table:style-name="ce13" table:formula="of:=[.H86]+[.G87]" office:value-type="float" office:value="27759" calcext:value-type="float">
            <text:p>2775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173.00365" calcext:value-type="currency">
            <text:p>3 173,00 €</text:p>
          </table:table-cell>
          <table:table-cell table:style-name="ce19" table:formula="of:=[.A87]*budgetjour-[.O87]" office:value-type="currency" office:currency="EUR" office:value="1126.99635" calcext:value-type="currency">
            <text:p>1 1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093.31" calcext:value-type="float">
            <text:p>4093</text:p>
          </table:table-cell>
          <table:table-cell/>
          <table:table-cell table:style-name="ce13" table:formula="of:=[.H87]+[.G88]" office:value-type="float" office:value="27759" calcext:value-type="float">
            <text:p>2775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173.00365" calcext:value-type="currency">
            <text:p>3 173,00 €</text:p>
          </table:table-cell>
          <table:table-cell table:style-name="ce19" table:formula="of:=[.A88]*budgetjour-[.O88]" office:value-type="currency" office:currency="EUR" office:value="1176.99635" calcext:value-type="currency">
            <text:p>1 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093.31" calcext:value-type="float">
            <text:p>4093</text:p>
          </table:table-cell>
          <table:table-cell/>
          <table:table-cell table:style-name="ce13" table:formula="of:=[.H88]+[.G89]" office:value-type="float" office:value="27759" calcext:value-type="float">
            <text:p>2775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173.00365" calcext:value-type="currency">
            <text:p>3 173,00 €</text:p>
          </table:table-cell>
          <table:table-cell table:style-name="ce19" table:formula="of:=[.A89]*budgetjour-[.O89]" office:value-type="currency" office:currency="EUR" office:value="1226.99635" calcext:value-type="currency">
            <text:p>1 2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093.31" calcext:value-type="float">
            <text:p>4093</text:p>
          </table:table-cell>
          <table:table-cell/>
          <table:table-cell table:style-name="ce13" table:formula="of:=[.H89]+[.G90]" office:value-type="float" office:value="27759" calcext:value-type="float">
            <text:p>2775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173.00365" calcext:value-type="currency">
            <text:p>3 173,00 €</text:p>
          </table:table-cell>
          <table:table-cell table:style-name="ce19" table:formula="of:=[.A90]*budgetjour-[.O90]" office:value-type="currency" office:currency="EUR" office:value="1276.99635" calcext:value-type="currency">
            <text:p>1 2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093.31" calcext:value-type="float">
            <text:p>4093</text:p>
          </table:table-cell>
          <table:table-cell/>
          <table:table-cell table:style-name="ce13" table:formula="of:=[.H90]+[.G91]" office:value-type="float" office:value="27759" calcext:value-type="float">
            <text:p>2775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173.00365" calcext:value-type="currency">
            <text:p>3 173,00 €</text:p>
          </table:table-cell>
          <table:table-cell table:style-name="ce19" table:formula="of:=[.A91]*budgetjour-[.O91]" office:value-type="currency" office:currency="EUR" office:value="1326.99635" calcext:value-type="currency">
            <text:p>1 3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093.31" calcext:value-type="float">
            <text:p>4093</text:p>
          </table:table-cell>
          <table:table-cell/>
          <table:table-cell table:style-name="ce13" table:formula="of:=[.H91]+[.G92]" office:value-type="float" office:value="27759" calcext:value-type="float">
            <text:p>2775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173.00365" calcext:value-type="currency">
            <text:p>3 173,00 €</text:p>
          </table:table-cell>
          <table:table-cell table:style-name="ce19" table:formula="of:=[.A92]*budgetjour-[.O92]" office:value-type="currency" office:currency="EUR" office:value="1376.99635" calcext:value-type="currency">
            <text:p>1 3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093.31" calcext:value-type="float">
            <text:p>4093</text:p>
          </table:table-cell>
          <table:table-cell/>
          <table:table-cell table:style-name="ce13" table:formula="of:=[.H92]+[.G93]" office:value-type="float" office:value="27759" calcext:value-type="float">
            <text:p>2775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173.00365" calcext:value-type="currency">
            <text:p>3 173,00 €</text:p>
          </table:table-cell>
          <table:table-cell table:style-name="ce19" table:formula="of:=[.A93]*budgetjour-[.O93]" office:value-type="currency" office:currency="EUR" office:value="1426.99635" calcext:value-type="currency">
            <text:p>1 4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093.31" calcext:value-type="float">
            <text:p>4093</text:p>
          </table:table-cell>
          <table:table-cell/>
          <table:table-cell table:style-name="ce13" table:formula="of:=[.H93]+[.G94]" office:value-type="float" office:value="27759" calcext:value-type="float">
            <text:p>2775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173.00365" calcext:value-type="currency">
            <text:p>3 173,00 €</text:p>
          </table:table-cell>
          <table:table-cell table:style-name="ce19" table:formula="of:=[.A94]*budgetjour-[.O94]" office:value-type="currency" office:currency="EUR" office:value="1476.99635" calcext:value-type="currency">
            <text:p>1 4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093.31" calcext:value-type="float">
            <text:p>4093</text:p>
          </table:table-cell>
          <table:table-cell/>
          <table:table-cell table:style-name="ce13" table:formula="of:=[.H94]+[.G95]" office:value-type="float" office:value="27759" calcext:value-type="float">
            <text:p>2775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173.00365" calcext:value-type="currency">
            <text:p>3 173,00 €</text:p>
          </table:table-cell>
          <table:table-cell table:style-name="ce19" table:formula="of:=[.A95]*budgetjour-[.O95]" office:value-type="currency" office:currency="EUR" office:value="1526.99635" calcext:value-type="currency">
            <text:p>1 527,00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093.31" calcext:value-type="float">
            <text:p>4093</text:p>
          </table:table-cell>
          <table:table-cell/>
          <table:table-cell table:style-name="ce13" table:formula="of:=[.H95]+[.G96]" office:value-type="float" office:value="27759" calcext:value-type="float">
            <text:p>2775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173.00365" calcext:value-type="currency">
            <text:p>3 173,00 €</text:p>
          </table:table-cell>
          <table:table-cell table:style-name="ce19" table:formula="of:=[.A96]*budgetjour-[.O96]" office:value-type="currency" office:currency="EUR" office:value="1576.99635" calcext:value-type="currency">
            <text:p>1 577,00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5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6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6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21:49:50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2T22:06:42.623000000</dc:date>
    <meta:editing-duration>P52DT12H42M52S</meta:editing-duration>
    <meta:editing-cycles>118</meta:editing-cycles>
    <meta:document-statistic meta:table-count="6" meta:cell-count="1700" meta:object-count="0"/>
  </office:meta>
</office:document-meta>
</file>